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AC79F912AA79A34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349cm, 0cm, 3.048cm, -0.0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2.666cm" svg:x="1cm" svg:y="14.97cm">
          <draw:image xlink:href="Pictures/100002010000055600000300AC79F912AA79A34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9T17:53:12.546008739</dc:date>
    <meta:editing-duration>PT1M21S</meta:editing-duration>
    <meta:editing-cycles>1</meta:editing-cycles>
    <meta:document-statistic meta:object-count="1"/>
    <meta:generator>LibreOffice/5.3.6.1$Linux_X86_64 LibreOffice_project/30$Build-1</meta:generator>
  </office:meta>
</office:document-meta>
</file>